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h text:outline-level="1" text:style-name="Heading-1">Introducción</text:h>
      <text:h text:outline-level="1" text:style-name="Heading-1"/>
      <text:p text:style-name="Normal">Desde que tenía aproximadamente 12 años he tenido curiosidad de por qué es tan complicada la comunicación entre padres e hijos, me imaginé en varias ocasiones platicado y conviviendo con mis futuros hijos y siempre pensé que sería un padre muy divertido que piensa como joven y que puede hablar de cualquier tema con toda confianza, sin embargo eso aparentemente no sucede muy seguido, por lo menos nunca a mi alrededor y actualmente me planteo preguntas como ¿Es parte de la madurez? ¿Son cambios en la mente o instintos naturales que emergen al tener hijos?. Deben de ser muchos los factores que influyen, tal vez algunos más drásticos como deterioro mental, cansancio de la vida o simplemente desinterés.</text:p>
      <text:p text:style-name="Normal"/>
      <text:p text:style-name="Normal">Hoy es 4 de octubre de 2016, tengo 29 años y estoy a tres meses de ser tu padre, te escribo para explicarte todo lo que he aprendido en la vida, antes de que cualquier aspecto psicológico o natural me convierta en un padre común y corriente, te hablo como joven esperando que leas esto a tus 15 años, edad que considero tendrás madurez para entenderme. Tal vez no piense igual dentro de 15 años, tal vez ni siquiera me encuentre con vida pero en este momento me siento con la inteligencia y objetividad para aconsejarte y tratar de llevarte por un buen camino. Te pido de favor leas este libro con mucha atención ya que en las personas que más debes de confiar son tus padres quienes darían la vida por ti.</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